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6" style:family="table-cell" style:parent-style-name="Default">
      <style:table-cell-properties fo:background-color="#81d41a"/>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The Golden Floo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Tanah Mas</text:p>
          </table:table-cell>
          <table:table-cell table:style-name="ce15"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Valley of Despair</text:p>
          </table:table-cell>
          <table:table-cell table:style-name="ce16" office:value-type="string" calcext:value-type="string">
            <text:p>MBH30</text:p>
          </table:table-cell>
          <table:table-cell table:style-name="ce16" office:value-type="string" calcext:value-type="string">
            <text:p>Bossbrain / Icon of Sin level. Beat the Invader CEO, named Valley of Despair.</text:p>
          </table:table-cell>
          <table:table-cell table:style-name="ce16" office:value-type="string" calcext:value-type="string">
            <text:p>Lembah Kekelaman</text:p>
          </table:table-cell>
          <table:table-cell table:style-name="ce16"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table:number-columns-repeated="16384"/>
        </table:table-row>
        <table:table-row table:style-name="ro1">
          <table:table-cell table:style-name="ce13" table:number-columns-repeated="2"/>
          <table:table-cell table:style-name="ce13" office:value-type="string" calcext:value-type="string">
            <text:p>EPISODE NAMES</text:p>
          </table:table-cell>
          <table:table-cell table:style-name="ce13"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13" table:number-columns-repeated="2"/>
          <table:table-cell table:style-name="ce13" office:value-type="string" calcext:value-type="string">
            <text:p>ITEMS</text:p>
          </table:table-cell>
          <table:table-cell table:style-name="ce13" table:number-columns-repeated="16381"/>
        </table:table-row>
        <table:table-row table:style-name="ro1" table:number-rows-repeated="17">
          <table:table-cell table:number-columns-repeated="16384"/>
        </table:table-row>
        <table:table-row table:style-name="ro1">
          <table:table-cell table:style-name="ce13" table:number-columns-repeated="2"/>
          <table:table-cell table:style-name="ce13" office:value-type="string" calcext:value-type="string">
            <text:p>ENTITY</text:p>
          </table:table-cell>
          <table:table-cell table:style-name="ce13"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DAMAGE</text:p>
          </table:table-cell>
          <table:table-cell table:style-name="ce13" table:number-columns-repeated="16381"/>
        </table:table-row>
        <table:table-row table:style-name="ro1">
          <table:table-cell office:value-type="string" calcext:value-type="string">
            <text:p>%s has been Changed</text:p>
          </table:table-cell>
          <table:table-cell office:value-type="string" calcext:value-type="string">
            <text:p>LATEXGOODEATH</text:p>
          </table:table-cell>
          <table:table-cell/>
          <table:table-cell office:value-type="string" calcext:value-type="string">
            <text:p>%s telah Berubah</text:p>
          </table:table-cell>
          <table:table-cell table:number-columns-repeated="16380"/>
        </table:table-row>
        <table:table-row table:style-name="ro1">
          <table:table-cell office:value-type="string" calcext:value-type="string">
            <text:p>%s has turned into an Ethereal</text:p>
          </table:table-cell>
          <table:table-cell office:value-type="string" calcext:value-type="string">
            <text:p>ETHEREALIZEDDEATH</text:p>
          </table:table-cell>
          <table:table-cell/>
          <table:table-cell office:value-type="string" calcext:value-type="string">
            <text:p>%s telah berubah jadi Ethereal</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6">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o get you gamers out,</text:p>
            <text:p>Despite himself can’t at all.</text:p>
            <text:p/>
            <text:p>A real sacrificial nobleness, 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gamers keluar dengan mudanya,</text:p>
            <text:p>Walaupun ia sendiri tidak bisa sama sekali.</text:p>
            <text:p/>
            <text:p>Benar2 pengorbanan sangat mulia, bahkan lewat dari kematian, tanpa penyesalan</text:p>
          </table:table-cell>
          <table:table-cell table:number-columns-repeated="16380"/>
        </table:table-row>
        <table:table-row table:style-name="ro1">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table:table-cell office:value-type="string" calcext:value-type="string">
            <text:p>RESPONSE_NEEDALL</text:p>
          </table:table-cell>
          <table:table-cell table:number-columns-repeated="16382"/>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number-rows-repeated="10">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8">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4">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9">
          <table:table-cell office:value-type="string" calcext:value-type="string">
            <text:p>So, about the DOOM.</text:p>
            <text:p>You know, you could’ve just buy the used discs from pawn shop right?</text:p>
            <text:p>Nah, bullshit, ikr? Scalpers like to profit 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7">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51">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9">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1">
          <table:table-cell table:style-name="ce6" table:number-columns-repeated="2"/>
          <table:table-cell table:style-name="ce6" office:value-type="string" calcext:value-type="string">
            <text:p>NAME DIALOG</text:p>
          </table:table-cell>
          <table:table-cell table:style-name="ce6"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number-rows-repeated="11">
          <table:table-cell table:number-columns-repeated="16384"/>
        </table:table-row>
        <table:table-row table:style-name="ro1">
          <table:table-cell table:style-name="ce6" table:number-columns-repeated="2"/>
          <table:table-cell table:style-name="ce6" office:value-type="string" calcext:value-type="string">
            <text:p>ENTERED DIALOG</text:p>
          </table:table-cell>
          <table:table-cell table:style-name="ce6" table:number-columns-repeated="16381"/>
        </table:table-row>
        <table:table-row table:style-name="ro9">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8">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Menu Strings</text:p>
          </table:table-cell>
          <table:table-cell table:style-name="ce13"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4">00/00/0000</text:date>, <text:time style:data-style-name="N2" text:time-value="09:36:28.769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4-24T15:56:18.560000000</dc:date>
    <meta:editing-duration>P15DT18H55M21S</meta:editing-duration>
    <meta:editing-cycles>384</meta:editing-cycles>
    <dc:description>Translation file for Lah-Mboh Mod</dc:description>
    <dc:rights>Perkedel Technologies</dc:rights>
    <dc:title>Lah-Mboh Doom mod translation</dc:title>
    <meta:document-statistic meta:table-count="1" meta:cell-count="691" meta:object-count="0"/>
  </office:meta>
</office:document-meta>
</file>